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fa1b" officeooo:paragraph-rsid="001afa1b"/>
    </style:style>
    <style:style style:name="P2" style:family="paragraph" style:parent-style-name="Standard">
      <style:text-properties officeooo:rsid="001afa1b" officeooo:paragraph-rsid="0021f425"/>
    </style:style>
    <style:style style:name="P3" style:family="paragraph" style:parent-style-name="Standard">
      <style:text-properties officeooo:rsid="001afa1b" officeooo:paragraph-rsid="00266eae"/>
    </style:style>
    <style:style style:name="P4" style:family="paragraph" style:parent-style-name="Standard">
      <style:text-properties officeooo:rsid="001afa1b" officeooo:paragraph-rsid="0026de9e"/>
    </style:style>
    <style:style style:name="P5" style:family="paragraph" style:parent-style-name="Standard">
      <style:text-properties fo:color="#cc0000" officeooo:rsid="001afa1b" officeooo:paragraph-rsid="001afa1b"/>
    </style:style>
    <style:style style:name="P6" style:family="paragraph" style:parent-style-name="Standard">
      <style:text-properties fo:color="#cc0000" officeooo:rsid="00266eae" officeooo:paragraph-rsid="00266eae"/>
    </style:style>
    <style:style style:name="P7" style:family="paragraph" style:parent-style-name="Standard">
      <style:text-properties fo:color="#669966" officeooo:rsid="001afa1b" officeooo:paragraph-rsid="001afa1b"/>
    </style:style>
    <style:style style:name="P8" style:family="paragraph" style:parent-style-name="Standard">
      <style:text-properties fo:color="#669966" officeooo:rsid="001afa1b" officeooo:paragraph-rsid="00236c5d"/>
    </style:style>
    <style:style style:name="P9" style:family="paragraph" style:parent-style-name="Standard">
      <style:text-properties fo:color="#729fcf" officeooo:rsid="001afa1b" officeooo:paragraph-rsid="001afa1b"/>
    </style:style>
    <style:style style:name="P10" style:family="paragraph" style:parent-style-name="Standard">
      <style:text-properties fo:color="#729fcf" officeooo:rsid="001afa1b" officeooo:paragraph-rsid="0021f425"/>
    </style:style>
    <style:style style:name="P11" style:family="paragraph" style:parent-style-name="Standard">
      <style:text-properties fo:color="#729fcf" officeooo:rsid="0021f425" officeooo:paragraph-rsid="0021f425"/>
    </style:style>
    <style:style style:name="P12" style:family="paragraph" style:parent-style-name="Standard">
      <style:text-properties fo:color="#9933ff" officeooo:rsid="001afa1b" officeooo:paragraph-rsid="001afa1b"/>
    </style:style>
    <style:style style:name="P13" style:family="paragraph" style:parent-style-name="Standard">
      <style:text-properties fo:color="#9933ff" officeooo:rsid="0021f425" officeooo:paragraph-rsid="0025b2b5"/>
    </style:style>
    <style:style style:name="P14" style:family="paragraph" style:parent-style-name="Standard">
      <style:text-properties officeooo:rsid="0021f425" officeooo:paragraph-rsid="0021f425"/>
    </style:style>
    <style:style style:name="P15" style:family="paragraph" style:parent-style-name="Standard">
      <style:text-properties officeooo:rsid="0021f425" officeooo:paragraph-rsid="00236c5d"/>
    </style:style>
    <style:style style:name="P16" style:family="paragraph" style:parent-style-name="Standard">
      <style:text-properties officeooo:rsid="0021f425" officeooo:paragraph-rsid="0025b2b5"/>
    </style:style>
    <style:style style:name="P17" style:family="paragraph" style:parent-style-name="Standard">
      <style:text-properties officeooo:rsid="0021f425" officeooo:paragraph-rsid="00266eae"/>
    </style:style>
    <style:style style:name="P18" style:family="paragraph" style:parent-style-name="Standard">
      <style:text-properties style:font-name="Liberation Serif" officeooo:paragraph-rsid="0025b2b5"/>
    </style:style>
    <style:style style:name="P19" style:family="paragraph" style:parent-style-name="Standard" style:master-page-name="">
      <loext:graphic-properties draw:fill="none"/>
      <style:paragraph-properties fo:margin-left="0cm" fo:margin-right="0cm" fo:text-indent="0cm" style:auto-text-indent="false" style:page-number="auto" fo:background-color="transparent">
        <style:tab-stops>
          <style:tab-stop style:position="0.397cm"/>
        </style:tab-stops>
      </style:paragraph-properties>
      <style:text-properties fo:color="#729fcf" officeooo:rsid="001afa1b" officeooo:paragraph-rsid="0021f425"/>
    </style:style>
    <style:style style:name="P20" style:family="paragraph" style:parent-style-name="Standard">
      <loext:graphic-properties draw:fill="none"/>
      <style:paragraph-properties fo:margin-left="0cm" fo:margin-right="0cm" fo:text-indent="0cm" style:auto-text-indent="false" fo:background-color="transparent">
        <style:tab-stops>
          <style:tab-stop style:position="0.397cm"/>
        </style:tab-stops>
      </style:paragraph-properties>
      <style:text-properties fo:color="#729fcf" officeooo:rsid="001afa1b" officeooo:paragraph-rsid="0021f425"/>
    </style:style>
    <style:style style:name="P21" style:family="paragraph" style:parent-style-name="Standard">
      <style:paragraph-properties fo:break-before="page"/>
      <style:text-properties officeooo:rsid="001afa1b" officeooo:paragraph-rsid="001afa1b"/>
    </style:style>
    <style:style style:name="P22" style:family="paragraph" style:parent-style-name="Standard">
      <style:paragraph-properties fo:break-before="page"/>
      <style:text-properties officeooo:rsid="001afa1b" officeooo:paragraph-rsid="0026de9e"/>
    </style:style>
    <style:style style:name="P23" style:family="paragraph" style:parent-style-name="Standard">
      <style:text-properties fo:color="#9933ff" style:font-name="Liberation Serif" fo:font-size="12pt" fo:font-style="normal" fo:font-weight="normal" officeooo:rsid="0025b2b5" officeooo:paragraph-rsid="0025b2b5" style:font-size-asian="12pt" style:font-style-asian="normal" style:font-weight-asian="normal"/>
    </style:style>
    <style:style style:name="P24" style:family="paragraph" style:parent-style-name="Standard">
      <style:text-properties fo:color="#9933ff" officeooo:rsid="001afa1b" officeooo:paragraph-rsid="0028cbb1"/>
    </style:style>
    <style:style style:name="P25" style:family="paragraph" style:parent-style-name="Standard">
      <style:text-properties fo:color="#9933ff" officeooo:rsid="00266eae" officeooo:paragraph-rsid="0028cbb1"/>
    </style:style>
    <style:style style:name="P26" style:family="paragraph" style:parent-style-name="Standard">
      <style:text-properties fo:color="#9933ff" officeooo:rsid="00266eae" officeooo:paragraph-rsid="0031ab58"/>
    </style:style>
    <style:style style:name="P27" style:family="paragraph" style:parent-style-name="Standard">
      <style:text-properties officeooo:rsid="001afa1b" officeooo:paragraph-rsid="001afa1b"/>
    </style:style>
    <style:style style:name="P28" style:family="paragraph" style:parent-style-name="Standard">
      <style:text-properties officeooo:rsid="001afa1b" officeooo:paragraph-rsid="0028cbb1"/>
    </style:style>
    <style:style style:name="P29" style:family="paragraph" style:parent-style-name="Standard">
      <style:text-properties officeooo:rsid="001afa1b" officeooo:paragraph-rsid="00266eae"/>
    </style:style>
    <style:style style:name="P30" style:family="paragraph" style:parent-style-name="Standard">
      <style:paragraph-properties fo:text-align="center" style:justify-single-word="false"/>
      <style:text-properties officeooo:rsid="001afa1b" officeooo:paragraph-rsid="001afa1b"/>
    </style:style>
    <style:style style:name="P31" style:family="paragraph" style:parent-style-name="Standard">
      <style:paragraph-properties fo:text-align="center" style:justify-single-word="false"/>
      <style:text-properties officeooo:rsid="001afa1b" officeooo:paragraph-rsid="00321385"/>
    </style:style>
    <style:style style:name="P32" style:family="paragraph" style:parent-style-name="Standard">
      <style:text-properties officeooo:rsid="001afa1b" officeooo:paragraph-rsid="0031f8e7"/>
    </style:style>
    <style:style style:name="P33" style:family="paragraph" style:parent-style-name="Standard">
      <style:text-properties officeooo:rsid="001afa1b" officeooo:paragraph-rsid="00321385"/>
    </style:style>
    <style:style style:name="P34" style:family="paragraph" style:parent-style-name="Standard">
      <style:text-properties fo:color="#669966" officeooo:rsid="001afa1b" officeooo:paragraph-rsid="0028cbb1"/>
    </style:style>
    <style:style style:name="P35" style:family="paragraph" style:parent-style-name="Standard">
      <style:text-properties fo:color="#669966" officeooo:rsid="001afa1b" officeooo:paragraph-rsid="002a5f15"/>
    </style:style>
    <style:style style:name="P36" style:family="paragraph" style:parent-style-name="Standard">
      <style:text-properties fo:color="#cc0000" officeooo:rsid="00266eae" officeooo:paragraph-rsid="0028cbb1"/>
    </style:style>
    <style:style style:name="P37" style:family="paragraph" style:parent-style-name="Standard">
      <style:text-properties fo:color="#cc0000" officeooo:rsid="001afa1b" officeooo:paragraph-rsid="0028cbb1"/>
    </style:style>
    <style:style style:name="P38" style:family="paragraph" style:parent-style-name="Standard">
      <style:text-properties officeooo:rsid="00266eae" officeooo:paragraph-rsid="0028cbb1"/>
    </style:style>
    <style:style style:name="P39" style:family="paragraph" style:parent-style-name="Standard">
      <style:text-properties officeooo:rsid="00266eae" officeooo:paragraph-rsid="002eff7c"/>
    </style:style>
    <style:style style:name="P40" style:family="paragraph" style:parent-style-name="Standard">
      <style:text-properties officeooo:rsid="0021f425" officeooo:paragraph-rsid="0028cbb1"/>
    </style:style>
    <style:style style:name="P41" style:family="paragraph" style:parent-style-name="Standard">
      <style:text-properties style:font-name="Courier 10 Pitch" fo:font-size="10pt" officeooo:rsid="00266eae" officeooo:paragraph-rsid="00266eae" style:font-size-asian="10pt" style:font-size-complex="10pt"/>
    </style:style>
    <style:style style:name="P42" style:family="paragraph" style:parent-style-name="Standard">
      <style:paragraph-properties>
        <style:tab-stops>
          <style:tab-stop style:position="0.291cm"/>
        </style:tab-stops>
      </style:paragraph-properties>
      <style:text-properties style:font-name="Courier 10 Pitch" fo:font-size="10pt" officeooo:rsid="00266eae" officeooo:paragraph-rsid="00266eae" style:font-size-asian="10pt" style:font-size-complex="10pt"/>
    </style:style>
    <style:style style:name="P43" style:family="paragraph" style:parent-style-name="Standard">
      <style:paragraph-properties>
        <style:tab-stops>
          <style:tab-stop style:position="0.291cm"/>
        </style:tab-stops>
      </style:paragraph-properties>
      <style:text-properties style:font-name="Courier 10 Pitch" fo:font-size="10pt" officeooo:rsid="00266eae" officeooo:paragraph-rsid="002eff7c" style:font-size-asian="10pt" style:font-size-complex="10pt"/>
    </style:style>
    <style:style style:name="P44" style:family="paragraph" style:parent-style-name="Standard">
      <style:paragraph-properties>
        <style:tab-stops>
          <style:tab-stop style:position="0.291cm"/>
        </style:tab-stops>
      </style:paragraph-properties>
      <style:text-properties style:font-name="Courier 10 Pitch" fo:font-size="10pt" officeooo:rsid="00266eae" officeooo:paragraph-rsid="0031ab58" style:font-size-asian="10pt" style:font-size-complex="10pt"/>
    </style:style>
    <style:style style:name="P45" style:family="paragraph" style:parent-style-name="Standard">
      <style:text-properties style:font-name="Courier 10 Pitch" fo:font-size="10pt" officeooo:rsid="0025b2b5" officeooo:paragraph-rsid="0025b2b5" style:font-size-asian="10pt" style:font-size-complex="10pt"/>
    </style:style>
    <style:style style:name="P46" style:family="paragraph" style:parent-style-name="Standard">
      <style:text-properties style:font-name="Courier 10 Pitch" fo:font-size="10pt" officeooo:rsid="00236c5d" officeooo:paragraph-rsid="00236c5d" style:font-size-asian="10pt" style:font-size-complex="10pt"/>
    </style:style>
    <style:style style:name="P47" style:family="paragraph" style:parent-style-name="Standard">
      <style:text-properties style:font-name="Courier 10 Pitch" fo:font-size="10pt" officeooo:rsid="0021f425" officeooo:paragraph-rsid="0021f425" style:font-size-asian="10pt" style:font-size-complex="10pt"/>
    </style:style>
    <style:style style:name="P48" style:family="paragraph" style:parent-style-name="Standard">
      <style:paragraph-properties>
        <style:tab-stops>
          <style:tab-stop style:position="0.291cm"/>
        </style:tab-stops>
      </style:paragraph-properties>
      <style:text-properties style:font-name="Courier 10 Pitch" fo:font-size="10pt" officeooo:rsid="002eff7c" officeooo:paragraph-rsid="002eff7c" style:font-size-asian="10pt" style:font-size-complex="10pt"/>
    </style:style>
    <style:style style:name="P49" style:family="paragraph" style:parent-style-name="Standard">
      <style:paragraph-properties>
        <style:tab-stops>
          <style:tab-stop style:position="0.291cm"/>
        </style:tab-stops>
      </style:paragraph-properties>
      <style:text-properties style:font-name="Courier 10 Pitch" fo:font-size="10pt" officeooo:rsid="0031ab58" officeooo:paragraph-rsid="0031ab58" style:font-size-asian="10pt" style:font-size-complex="10pt"/>
    </style:style>
    <style:style style:name="P50" style:family="paragraph" style:parent-style-name="Standard">
      <style:text-properties style:font-name="Courier 10 Pitch" fo:font-size="10pt" officeooo:rsid="0031ab58" officeooo:paragraph-rsid="0031ab58" style:font-size-asian="10pt" style:font-size-complex="10pt"/>
    </style:style>
    <style:style style:name="P51" style:family="paragraph" style:parent-style-name="Standard">
      <style:text-properties officeooo:rsid="002eff7c" officeooo:paragraph-rsid="002eff7c"/>
    </style:style>
    <style:style style:name="P52" style:family="paragraph" style:parent-style-name="Standard">
      <style:text-properties officeooo:rsid="00321385" officeooo:paragraph-rsid="00321385"/>
    </style:style>
    <style:style style:name="P53" style:family="paragraph" style:parent-style-name="Standard">
      <style:paragraph-properties fo:break-before="page"/>
      <style:text-properties officeooo:rsid="001afa1b" officeooo:paragraph-rsid="0031f8e7"/>
    </style:style>
    <style:style style:name="P54" style:family="paragraph" style:parent-style-name="Standard">
      <style:paragraph-properties fo:break-before="page"/>
      <style:text-properties officeooo:rsid="001afa1b" officeooo:paragraph-rsid="00321385"/>
    </style:style>
    <style:style style:name="P55" style:family="paragraph" style:parent-style-name="Standard">
      <style:paragraph-properties style:border-line-width-bottom="0.012cm 0.012cm 0.012cm" fo:padding="0.074cm" fo:border-left="none" fo:border-right="none" fo:border-top="none" fo:border-bottom="0.99pt double #000000" style:join-border="false"/>
      <style:text-properties officeooo:rsid="001afa1b" officeooo:paragraph-rsid="00321385"/>
    </style:style>
    <style:style style:name="T1" style:family="text">
      <style:text-properties officeooo:rsid="001f9272"/>
    </style:style>
    <style:style style:name="T2" style:family="text">
      <style:text-properties officeooo:rsid="0021f425"/>
    </style:style>
    <style:style style:name="T3" style:family="text">
      <style:text-properties officeooo:rsid="00236c5d"/>
    </style:style>
    <style:style style:name="T4" style:family="text">
      <style:text-properties officeooo:rsid="002543b3"/>
    </style:style>
    <style:style style:name="T5" style:family="text">
      <style:text-properties fo:color="#9933ff" officeooo:rsid="001afa1b"/>
    </style:style>
    <style:style style:name="T6" style:family="text">
      <style:text-properties fo:color="#9933ff" fo:font-size="12pt" fo:font-style="normal" fo:font-weight="normal" officeooo:rsid="0025b2b5" style:font-size-asian="12pt" style:font-style-asian="normal" style:font-weight-asian="normal"/>
    </style:style>
    <style:style style:name="T7" style:family="text">
      <style:text-properties officeooo:rsid="0025b2b5"/>
    </style:style>
    <style:style style:name="T8" style:family="text">
      <style:text-properties officeooo:rsid="0026de9e"/>
    </style:style>
    <style:style style:name="T9" style:family="text">
      <style:text-properties officeooo:rsid="0028cbb1"/>
    </style:style>
    <style:style style:name="T10" style:family="text">
      <style:text-properties officeooo:rsid="001afa1b"/>
    </style:style>
    <style:style style:name="T11" style:family="text">
      <style:text-properties officeooo:rsid="002a5f15"/>
    </style:style>
    <style:style style:name="T12" style:family="text">
      <style:text-properties fo:font-weight="normal" style:font-weight-asian="normal" style:font-weight-complex="normal"/>
    </style:style>
    <style:style style:name="T13" style:family="text">
      <style:text-properties officeooo:rsid="002eff7c"/>
    </style:style>
    <style:style style:name="T14" style:family="text">
      <style:text-properties officeooo:rsid="0031ab58"/>
    </style:style>
    <style:style style:name="T15" style:family="text">
      <style:text-properties officeooo:rsid="0032138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here are 3 Developers, Aena (Purple), Qena (Dev and Release) and Zena (Red).</text:p>
      <text:p text:style-name="P1"/>
      <text:p text:style-name="P1">Notes:</text:p>
      <text:p text:style-name="P1"><text:s text:c="4"/>Frequent pulls and pushes will happen</text:p>
      <text:p text:style-name="P1"><text:s text:c="4"/>This document will go along side a diagram that is being created.</text:p>
      <text:p text:style-name="P1"><text:s text:c="4"/>People are invited to add and comment.</text:p>
      <text:p text:style-name="P1"><text:s text:c="4"/></text:p>
      <text:p text:style-name="P1"/>
      <text:p text:style-name="P1">=======================================================================</text:p>
      <text:p text:style-name="P30">Section 1</text:p>
      <text:p text:style-name="P1">=======================================================================</text:p>
      <text:p text:style-name="P1"/>
      <text:p text:style-name="P1">Step 1</text:p>
      <text:p text:style-name="P9">Task: Qena creates a branch called Version 1.0 from master.</text:p>
      <text:p text:style-name="P9"><text:s text:c="4"/></text:p>
      <text:p text:style-name="P9"><text:s text:c="4"/>git checkout -b Version_1.0 master</text:p>
      <text:p text:style-name="P9"><text:s text:c="4"/>git branch --edit-description <text:s/>Version_1.0</text:p>
      <text:p text:style-name="P9"><text:s text:c="4"/>git push -u origin Version_1.0</text:p>
      <text:p text:style-name="P1"><text:s text:c="4"/></text:p>
      <text:p text:style-name="P1"/>
      <text:p text:style-name="P1">Step 2</text:p>
      <text:p text:style-name="P7">Task: Qena created a branch called Development from Version 1.0.</text:p>
      <text:p text:style-name="P7"><text:s text:c="4"/></text:p>
      <text:p text:style-name="P7"><text:s text:c="4"/>git checkout -b Development Version_1.0 </text:p>
      <text:p text:style-name="P7"><text:s text:c="4"/>git branch --edit-description <text:s/>Development</text:p>
      <text:p text:style-name="P7"><text:s text:c="4"/>git push -u origin Development</text:p>
      <text:p text:style-name="P1"/>
      <text:p text:style-name="P1"/>
      <text:p text:style-name="P1">Step 3</text:p>
      <text:p text:style-name="P5">Task: Zena creates a branch called Red_Feature from Version_1.0.</text:p>
      <text:p text:style-name="P5"><text:s text:c="4"/></text:p>
      <text:p text:style-name="P5"><text:s text:c="4"/>git checkout -b Red_Feature <text:span text:style-name="T7">Version_1.0</text:span></text:p>
      <text:p text:style-name="P5"><text:s text:c="4"/>git branch --edit-description <text:s/>Red_Feature</text:p>
      <text:p text:style-name="P5"><text:s text:c="4"/>git push -u origin Red_Feature</text:p>
      <text:p text:style-name="P1"/>
      <text:p text:style-name="P1"/>
      <text:p text:style-name="P1"/>
      <text:p text:style-name="P1"/>
      <text:p text:style-name="P1">Notes:</text:p>
      <text:p text:style-name="P1"><text:s text:c="4"/>For the push, we must remember to use the "--set-upstream" option.</text:p>
      <text:p text:style-name="P1"><text:s text:c="4"/>Not much happened or to report.</text:p>
      <text:p text:style-name="P1"><text:s text:c="2"/></text:p>
      <text:p text:style-name="P1"><text:s text:c="4"/></text:p>
      <text:p text:style-name="P1"/>
      <text:p text:style-name="P21">=======================================================================</text:p>
      <text:p text:style-name="P30">Section 2</text:p>
      <text:p text:style-name="P1">======================================================================= </text:p>
      <text:p text:style-name="P1"/>
      <text:p text:style-name="P1">Step 4</text:p>
      <text:p text:style-name="P9">Task: <text:span text:style-name="T1">Qena will m</text:span>ake an update in Version 1.0.</text:p>
      <text:p text:style-name="P10"><text:s text:c="4"/></text:p>
      <text:p text:style-name="P11"><text:s text:c="4"/>git checkout Version_1.0</text:p>
      <text:p text:style-name="P19"><text:tab/><text:span text:style-name="T2">vi initializr/robots.txt</text:span></text:p>
      <text:p text:style-name="P20"><text:tab/><text:span text:style-name="T2">git commit -am "Section 2 - Step 4: Updating initializr/robots.txt"</text:span></text:p>
      <text:p text:style-name="P20"><text:tab/><text:span text:style-name="T2">git push</text:span></text:p>
      <text:p text:style-name="P11"/>
      <text:p text:style-name="P14">Log:</text:p>
      <text:p text:style-name="P47">git log --oneline --decorate --graph</text:p>
      <text:p text:style-name="P47">* 867f783 (HEAD -&gt; Version_1.0) Section 2 - Step 4: Updating initializr/robots.txt</text:p>
      <text:p text:style-name="P47">* d4b0bd7 (origin/Version_1.0) Documents created as I go along</text:p>
      <text:p text:style-name="P47">* ffaadac Update Stages.txt</text:p>
      <text:p text:style-name="P47">* f8d7e55 Some notes that will be moved around later</text:p>
      <text:p text:style-name="P47">* 5d25264 (origin/master, origin/Red_Feature, origin/Development, master, Red_Feature, Development) 2nd: Adding a readme</text:p>
      <text:p text:style-name="P47">* 1882589 First commit of All the test stuff</text:p>
      <text:p text:style-name="P2"/>
      <text:p text:style-name="P1">Step 5</text:p>
      <text:p text:style-name="P7">Task: Make an update in Development.</text:p>
      <text:p text:style-name="P7"/>
      <text:p text:style-name="P8"><text:s text:c="4"/><text:span text:style-name="T3">git checkout Development </text:span></text:p>
      <text:p text:style-name="P8"><text:s text:c="4"/><text:span text:style-name="T3">vi Features/New_Dev.URL</text:span></text:p>
      <text:p text:style-name="P8"><text:s text:c="4"/><text:span text:style-name="T3">git add Features/New_Dev.URL</text:span></text:p>
      <text:p text:style-name="P8"><text:s text:c="4"/><text:span text:style-name="T3">git commit -m "Section 2 - Step 5: Creating Features/New_Dev.URL"</text:span></text:p>
      <text:p text:style-name="P8"><text:s text:c="4"/><text:span text:style-name="T3">git push</text:span></text:p>
      <text:p text:style-name="P8"><text:s text:c="4"/></text:p>
      <text:p text:style-name="P15">Log:</text:p>
      <text:p text:style-name="P46">* 38c8d22 (HEAD -&gt; Development, origin/Development) Section 2 - Step 5: Creating Features/New_Dev.URL</text:p>
      <text:p text:style-name="P46">* 5d25264 (origin/master, origin/Red_Feature, master, Red_Feature) 2nd: Adding a readme</text:p>
      <text:p text:style-name="P46">* 1882589 First commit of All the test stuff</text:p>
      <text:p text:style-name="P15"/>
      <text:p text:style-name="P15"/>
      <text:p text:style-name="P15"/>
      <text:p text:style-name="P1">Step 6</text:p>
      <text:p text:style-name="P12">Task: <text:span text:style-name="T9">Aena will c</text:span>reate a Purple_Feature branch from <text:span text:style-name="T4">Development.</text:span></text:p>
      <text:p text:style-name="P12"/>
      <text:p text:style-name="P18"><text:span text:style-name="T5"><text:s text:c="4"/></text:span><text:span text:style-name="T6">git checkout -b Purple_Feature Development</text:span></text:p>
      <text:p text:style-name="P23"><text:s text:c="4"/>git branch --edit-description <text:s/>Purple_Feature</text:p>
      <text:p text:style-name="P23"><text:s text:c="4"/>git push origin -u Purple_Feature</text:p>
      <text:p text:style-name="P13"/>
      <text:p text:style-name="P16">Log:</text:p>
      <text:p text:style-name="P45">git log --oneline --decorate --graph</text:p>
      <text:p text:style-name="P45">* 38c8d22 (HEAD -&gt; Purple_Feature, origin/Purple_Feature, origin/Development, Development) Section 2 - Step 5: Creating Features/New_Dev.URL</text:p>
      <text:p text:style-name="P45">* 5d25264 (origin/master, origin/Red_Feature, master, Red_Feature) 2nd: Adding a readme</text:p>
      <text:p text:style-name="P45">* 1882589 First commit of All the test stuff</text:p>
      <text:p text:style-name="P1"><text:soft-page-break/>Step 7</text:p>
      <text:p text:style-name="P5">Task: <text:span text:style-name="T1">Zena will m</text:span>ake an update in Red_Feature.</text:p>
      <text:p text:style-name="P6"/>
      <text:p text:style-name="P36"><text:s text:c="3"/><text:span text:style-name="T10">git checkout Red_Feature </text:span></text:p>
      <text:p text:style-name="P36"><text:s text:c="3"/>mkdir Red_Feature</text:p>
      <text:p text:style-name="P6"><text:s text:c="4"/>vi Red_Feature/Section2_Step7.txt</text:p>
      <text:p text:style-name="P6"><text:s text:c="4"/>git add Red_Feature/Section2_Step7.txt</text:p>
      <text:p text:style-name="P6"><text:s text:c="4"/>git commit -m "Section 2 - Step 7: Creating Red_Feature/Section2_Step7.txt"</text:p>
      <text:p text:style-name="P6"><text:s text:c="4"/>git push</text:p>
      <text:p text:style-name="P6"/>
      <text:p text:style-name="P17">Log:</text:p>
      <text:p text:style-name="P41">git log --oneline --decorate --graph</text:p>
      <text:p text:style-name="P42">* cdadbe3 (HEAD -&gt; Red_Feature, origin/Red_Feature) Section 2 - Step 7: Creating Red_Feature/Sect<text:span text:style-name="T12">ion2_Step</text:span>7.txt</text:p>
      <text:p text:style-name="P42">* 5d25264 (origin/master, master) 2nd: Adding a readme</text:p>
      <text:p text:style-name="P42">* 1882589 First commit of All the test stuff</text:p>
      <text:p text:style-name="P1"><text:s/></text:p>
      <text:p text:style-name="P4"><text:line-break/></text:p>
      <text:p text:style-name="P22">=======================================================================</text:p>
      <text:p text:style-name="P30"><text:span text:style-name="T8">Section</text:span> 3</text:p>
      <text:p text:style-name="P1">======================================================================= <text:s text:c="3"/></text:p>
      <text:p text:style-name="P28"/>
      <text:p text:style-name="P28"/>
      <text:p text:style-name="P28">Step <text:span text:style-name="T9">8</text:span></text:p>
      <text:p text:style-name="P34">Task: Make an update in Development.</text:p>
      <text:p text:style-name="P34"/>
      <text:p text:style-name="P34"><text:s text:c="4"/><text:span text:style-name="T3">git checkout Development </text:span></text:p>
      <text:p text:style-name="P34"><text:s text:c="4"/><text:span text:style-name="T3">vi Features/Extra_New_Dev.URL</text:span></text:p>
      <text:p text:style-name="P34"><text:s text:c="4"/><text:span text:style-name="T3">git add Features/Extra_New_Dev.URL</text:span></text:p>
      <text:p text:style-name="P34"><text:s text:c="4"/><text:span text:style-name="T3">git commit -m "Section 3 - Step 8: Creating Features/Extra_New_Dev.URL"</text:span></text:p>
      <text:p text:style-name="P34"/>
      <text:p text:style-name="P35"><text:s text:c="4"/><text:span text:style-name="T3">vi Features/New_Dev.URL</text:span></text:p>
      <text:p text:style-name="P35"><text:s text:c="4"/><text:span text:style-name="T3">git commit -am "Section 3 - Step 8: Updating Features/New_Dev.URL"</text:span></text:p>
      <text:p text:style-name="P34"><text:s text:c="4"/><text:span text:style-name="T3">git push</text:span></text:p>
      <text:p text:style-name="P1"/>
      <text:p text:style-name="P28"><text:span text:style-name="T2">Log:</text:span></text:p>
      <text:p text:style-name="P51">git log --oneline <text:s/>--graph</text:p>
      <text:p text:style-name="P43"><text:span text:style-name="T13">* fc03195 Section 3 - Step 8: Updating Features/New_Dev.URL</text:span></text:p>
      <text:p text:style-name="P48">* 0b1c2ef Section 3 - Step 8: Creating Features/Extra_New_Dev.URL</text:p>
      <text:p text:style-name="P48">* 38c8d22 Section 2 - Step 5: Creating Features/New_Dev.URL</text:p>
      <text:p text:style-name="P48">* 5d25264 2nd: Adding a readme</text:p>
      <text:p text:style-name="P48">* 1882589 First commit of All the test stuff</text:p>
      <text:p text:style-name="P38"/>
      <text:p text:style-name="P38"/>
      <text:p text:style-name="P38"/>
      <text:p text:style-name="P28">Step <text:span text:style-name="T9">9</text:span></text:p>
      <text:p text:style-name="P24">Task: <text:span text:style-name="T9">Aena will m</text:span>ake an update in <text:span text:style-name="T9">Purple</text:span>_Feature.</text:p>
      <text:p text:style-name="P25"/>
      <text:p text:style-name="P26"><text:s text:c="4"/><text:span text:style-name="T3">git checkout Purple_Feature</text:span></text:p>
      <text:p text:style-name="P25"><text:span text:style-name="T3"><text:s text:c="4"/>mkdir Purple_Feature</text:span></text:p>
      <text:p text:style-name="P25"><text:s text:c="4"/>vi <text:span text:style-name="T9">Purple</text:span>_Feature/Section<text:span text:style-name="T9">3</text:span>_Step<text:span text:style-name="T9">9</text:span>.txt</text:p>
      <text:p text:style-name="P25"><text:s text:c="4"/>git add <text:span text:style-name="T9">Purple</text:span>_Feature/Section<text:span text:style-name="T9">3</text:span>_Step<text:span text:style-name="T14">9</text:span>.txt</text:p>
      <text:p text:style-name="P25"><text:s text:c="4"/>git commit -m "Section <text:span text:style-name="T11">3</text:span> - Step <text:span text:style-name="T11">9</text:span>: Creating Red_Feature/Section<text:span text:style-name="T11">3</text:span>_Step<text:span text:style-name="T11">9</text:span>.txt"</text:p>
      <text:p text:style-name="P25"><text:s text:c="4"/>git push</text:p>
      <text:p text:style-name="P1"/>
      <text:p text:style-name="P40">Log:</text:p>
      <text:p text:style-name="P39">g<text:span text:style-name="T13">it log --oneline <text:s/>--graph</text:span></text:p>
      <text:p text:style-name="P44">* <text:span text:style-name="T14">f20a169 Section 3 - Step 9: Creating Red_Feature/Section3_Step9.txt</text:span></text:p>
      <text:p text:style-name="P49">* 38c8d22 Section 2 - Step 5: Creating Features/New_Dev.URL</text:p>
      <text:p text:style-name="P49">* 5d25264 2nd: Adding a readme</text:p>
      <text:p text:style-name="P49">* 1882589 First commit of All the test stuff</text:p>
      <text:p text:style-name="P38"/>
      <text:p text:style-name="P38"/>
      <text:p text:style-name="P32"><text:line-break/></text:p>
      <text:p text:style-name="P53">Step <text:span text:style-name="T9">10</text:span></text:p>
      <text:p text:style-name="P37">Task: <text:span text:style-name="T1">Zena will m</text:span>ake an update in Red_Feature.</text:p>
      <text:p text:style-name="P36"/>
      <text:p text:style-name="P36"><text:s text:c="4"/><text:span text:style-name="T10">git checkout Red_Feature</text:span></text:p>
      <text:p text:style-name="P36"><text:s text:c="4"/>vi Red_Feature/Section<text:span text:style-name="T9">3</text:span>_Step<text:span text:style-name="T9">10</text:span>.<text:span text:style-name="T9">sh</text:span></text:p>
      <text:p text:style-name="P36"><text:s text:c="4"/>git add Red_Feature/Section<text:span text:style-name="T9">3</text:span>_Step<text:span text:style-name="T9">10</text:span>.<text:span text:style-name="T9">sh</text:span></text:p>
      <text:p text:style-name="P36"><text:s text:c="4"/>git commit -m "Section <text:span text:style-name="T11">3</text:span> - Step <text:span text:style-name="T11">10</text:span>: Creating Red_Feature/Section<text:span text:style-name="T9">3</text:span>_Step<text:span text:style-name="T9">10</text:span>.<text:span text:style-name="T9">sh</text:span>"</text:p>
      <text:p text:style-name="P36"><text:s text:c="4"/>git push</text:p>
      <text:p text:style-name="P1"><text:s text:c="4"/></text:p>
      <text:p text:style-name="P40">Log:</text:p>
      <text:p text:style-name="P51">git log --oneline <text:s/>--graph</text:p>
      <text:p text:style-name="P44">* <text:span text:style-name="T14">2ed5220 Section 3 - Step 10: Creating Red_Feature/Section3_Step10.sh</text:span></text:p>
      <text:p text:style-name="P49">* cdadbe3 Section 2 - Step 7: Creating Red_Feature/Section2_Step7.txt</text:p>
      <text:p text:style-name="P49">* 5d25264 2nd: Adding a readme</text:p>
      <text:p text:style-name="P49">* 1882589 First commit of All the test stuff</text:p>
      <text:p text:style-name="P49"/>
      <text:p text:style-name="P49"/>
      <text:p text:style-name="P54">=======================================================================</text:p>
      <text:p text:style-name="P31"><text:span text:style-name="T8">Section</text:span> <text:span text:style-name="T15">4</text:span></text:p>
      <text:p text:style-name="P33">======================================================================= <text:s text:c="3"/></text:p>
      <text:p text:style-name="P33"/>
      <text:p text:style-name="P33"/>
      <text:p text:style-name="P33">Step <text:span text:style-name="T15">11</text:span></text:p>
      <text:p text:style-name="P33"/>
      <text:p text:style-name="P52">Step 12</text:p>
      <text:p text:style-name="P52"/>
      <text:p text:style-name="P52">Step 13</text:p>
      <text:p text:style-name="P52"/>
      <text:p text:style-name="P52">Step 14</text:p>
      <text:p text:style-name="P52"/>
      <text:p text:style-name="P52"/>
      <text:p text:style-name="P1"/>
      <text:p text:style-name="P33"><text:s/>=======================================================================</text:p>
      <text:p text:style-name="P31"><text:span text:style-name="T8">Section</text:span> <text:span text:style-name="T15">5</text:span></text:p>
      <text:p text:style-name="P33">======================================================================= <text:s text:c="3"/></text:p>
      <text:p text:style-name="P33"/>
      <text:p text:style-name="P33"/>
      <text:p text:style-name="P33">Step <text:span text:style-name="T15">15</text:span></text:p>
      <text:p text:style-name="P33"/>
      <text:p text:style-name="P52">Step 16</text:p>
      <text:p text:style-name="P52"/>
      <text:p text:style-name="P52">Step 17</text:p>
      <text:p text:style-name="P52"/>
      <text:p text:style-name="P52">Step 18</text:p>
      <text:p text:style-name="P52"/>
      <text:p text:style-name="P52">Step 19</text:p>
      <text:p text:style-name="P52"/>
      <text:p text:style-name="P52">Step 20</text:p>
      <text:p text:style-name="P55"/>
      <text:p text:style-name="P33"/>
      <text:p text:style-name="P33"/>
      <text:p text:style-name="P1">Step 1)</text:p>
      <text:p text:style-name="P1"><text:s text:c="4"/>The first step is to merge the changes from the Purple feature branch into the development branch, this is performed with the "git merge" <text:s/>command.</text:p>
      <text:p text:style-name="P1"><text:s text:c="4"/>Aena decides to inspect the logs and check what the difference is between the dev and her Purple_Feature branch. To check the log Aena uses the "git log --oneline --decorate --graph <text:s/>--all" command.</text:p>
      <text:p text:style-name="P1"><text:s text:c="4"/>We now switch to the target branch, for us it is dev, so we use the command "git checkout dev", then look at the changes with command "git diff dev Purple_Feature".</text:p>
      <text:p text:style-name="P1"><text:s text:c="4"/>Aena now will merge the Purple_Feature into the dev branch using the command "git merge -m "Merging Purple_Feature into dev branch" Purple_Feature"</text:p>
      <text:p text:style-name="P1"><text:s text:c="4"/>This is now pushed back to the GITHub server, but a pull was done first to check.</text:p>
      <text:p text:style-name="P1"><text:s text:c="4"/>Before the Purple_Feature is deleted Aena checks on the GITHub server</text:p>
      <text:p text:style-name="P1"><text:s text:c="4"/>As everything looks good, Purple_Feature is removed, first locally with the command "git branch -d Purple_Feature".</text:p>
      <text:p text:style-name="P1"><text:s text:c="4"/>Then remotely with "git push origin --delete Purple_Feature"</text:p>
      <text:p text:style-name="P1"><text:s text:c="4"/>Then when inspected on the GITHub server is is no longer there.</text:p>
      <text:p text:style-name="P1"/>
      <text:p text:style-name="P1"><text:soft-page-break/></text:p>
      <text:p text:style-name="P1">Step 2)</text:p>
      <text:p text:style-name="P1"><text:s text:c="4"/>The next step involves creating a release branch from the development branch, the development team check the status and pull back an changes.</text:p>
      <text:p text:style-name="P1"><text:s text:c="4"/>From here a new branch called Release is created. This is done with the command "git checkout -b Release dev".</text:p>
      <text:p text:style-name="P1"><text:s text:c="4"/>It now needs to be pushed up to the GITHub server, this is accomplished with the "git push --set-upstream origin Release" command.</text:p>
      <text:p text:style-name="P1"><text:s text:c="4"/>We now check this in the GITHub GUI, it has been created successfully.</text:p>
      <text:p text:style-name="P1"><text:s text:c="4"/>The Lead developer now creates a directory, a file then commits the change and pushes it.</text:p>
      <text:p text:style-name="P1"><text:s text:c="4"/>And verification shows it is there.</text:p>
      <text:p text:style-name="P1"/>
      <text:p text:style-name="P1"/>
      <text:p text:style-name="P1">Step 3)</text:p>
      <text:p text:style-name="P1"><text:s text:c="4"/>The final task for the day is to update the Red_Feature branch</text:p>
      <text:p text:style-name="P1"><text:s text:c="4"/>Zena made a quick change to the Red_Feature branch and sent it to the GITHub server.</text:p>
      <text:p text:style-name="P1"><text:s text:c="4"/>She then checked it on the Server.</text:p>
      <text:p text:style-name="P1"><text:s text:c="4"/>The change is there and saved.</text:p>
      <text:p text:style-name="P1"/>
      <text:p text:style-name="P1">Commands Used:</text:p>
      <text:p text:style-name="P1"/>
      <text:p text:style-name="P1"/>
      <text:p text:style-name="P1"/>
      <text:p text:style-name="P1"/>
      <text:p text:style-name="P1"/>
      <text:p text:style-name="P1">=====================================================================================================================</text:p>
      <text:p text:style-name="P1">PART 5 </text:p>
      <text:p text:style-name="P1">=====================================================================================================================</text:p>
      <text:p text:style-name="P1"/>
      <text:p text:style-name="P1">Steps:</text:p>
      <text:p text:style-name="P1"/>
      <text:p text:style-name="P1"><text:s text:c="4"/>Master (Version_2.0) updated and renamed to Version_2.1.</text:p>
      <text:p text:style-name="P1"><text:s text:c="4"/>The Release branch updated and merged into the Version_2.1 branch.</text:p>
      <text:p text:style-name="P1"><text:s text:c="4"/>A mistake happens.</text:p>
      <text:p text:style-name="P1"><text:s text:c="4"/>The development branch is updated.</text:p>
      <text:p text:style-name="P1"><text:s text:c="4"/>The Release branch is merged back into the development branch.</text:p>
      <text:p text:style-name="P1"/>
      <text:p text:style-name="P1"/>
      <text:p text:style-name="P1">Step 1)</text:p>
      <text:p text:style-name="P1"><text:s text:c="4"/>A file change has been made in the Version repository and pushed to the GITHub server.</text:p>
      <text:p text:style-name="P1"><text:s text:c="4"/>The branch is renamed from "Version_2.0" to "Version_2.1" with the command "git branch -m Version_2.0 Version_2.1"</text:p>
      <text:p text:style-name="P1"><text:s text:c="4"/>After running "git push origin :Version_2.0 Version_2.1" and "git push origin -u Version_2.1" the change should be complete.</text:p>
      <text:p text:style-name="P1"><text:s text:c="4"/>As always this can be checked in the GITHub GUI.</text:p>
      <text:p text:style-name="P1"><text:s text:c="4"/>And in with the git log command.</text:p>
      <text:p text:style-name="P1"><text:s text:c="4"/>And branch command.</text:p>
      <text:p text:style-name="P1"/>
      <text:p text:style-name="P1"/>
      <text:p text:style-name="P1">Step 2)</text:p>
      <text:p text:style-name="P1"><text:soft-page-break/></text:p>
      <text:p text:style-name="P1"><text:s text:c="4"/>We will now update the Release branch and merged into the Version_2.1 branch after we have switched branched and pulled down any changes.</text:p>
      <text:p text:style-name="P1"><text:s text:c="4"/>A change has happened and the content added and pushed.</text:p>
      <text:p text:style-name="P1"><text:s text:c="4"/>We will now merge the Release branch into the master 2.1 branch.</text:p>
      <text:p text:style-name="P1"><text:s text:c="4"/>Remember that we now switch to the target branch, for us it is Version_2.1, we will then pull back anything from Version_2.1 that may have changed, we do not expect anything; but it is worth checking.</text:p>
      <text:p text:style-name="P1"><text:s text:c="4"/>We can run a "git diff Version_2.1 dev"</text:p>
      <text:p text:style-name="P1"><text:s text:c="4"/>Followed by a merge and a push.</text:p>
      <text:p text:style-name="P1"><text:s text:c="4"/>And finally checking with the GITHub web site.</text:p>
      <text:p text:style-name="P1"/>
      <text:p text:style-name="P1">The Mistake</text:p>
      <text:p text:style-name="P1"/>
      <text:p text:style-name="P1">We have made a mistake and merged dev into Version_2.1, so we now have to revert and merge the release branch. For this we need to look at the "git revert"</text:p>
      <text:p text:style-name="P1">"git revert -m 1 58652942c6d9b839eee0b0ec676311b3eb068a1e" and a "git push" not <text:s/>"git push -u origin master"</text:p>
      <text:p text:style-name="P1">If we go back we should see that the Purple_Feature has now gone.</text:p>
      <text:p text:style-name="P1">Therefore we can now continue with the merge or Release into Version_2.1</text:p>
      <text:p text:style-name="P1">We run a "git diff Version_2.1 Release"</text:p>
      <text:p text:style-name="P1">And now the merge, then a push.</text:p>
      <text:p text:style-name="P1"/>
      <text:p text:style-name="P1">Step 3)</text:p>
      <text:p text:style-name="P1"/>
      <text:p text:style-name="P1">Step 4)</text:p>
      <text:p text:style-name="P1"/>
      <text:p text:style-name="P1"><text:s/></text:p>
      <text:p text:style-name="P1">Commands Used:</text:p>
      <text:p text:style-name="P1"/>
      <text:p text:style-name="P1"/>
      <text:p text:style-name="P1"/>
      <text:p text:style-name="P1"/>
      <text:p text:style-name="P1"/>
      <text:p text:style-name="P1"/>
      <text:p text:style-name="P1">=====================================================================================================================</text:p>
      <text:p text:style-name="P1"/>
      <text:p text:style-name="P1"><text:s text:c="4"/>At first the file is added with the "git add" command, after that we can jump straight to using "git commit -am" instead of using and add then a commit.</text:p>
      <text:p text:style-name="P1"/>
      <text:p text:style-name="P1"><text:s text:c="4"/>Six lines have been added to the file</text:p>
      <text:p text:style-name="P1"><text:s text:c="4"/>We have selected a point where we think that things were broken, we will change the view back to this point and work from there, it is important to remember that the changes are temporary and the last commit (6) will not be affected.</text:p>
      <text:p text:style-name="P1"><text:s text:c="4"/>A "git status" shows that we are in a detached state.</text:p>
      <text:p text:style-name="P1"><text:s text:c="4"/>If we inspect the file that we were working on, you can see that is has reverted to when we did the commit.</text:p>
      <text:p text:style-name="P1"><text:s text:c="4"/>We are now at a temporary state, where any changes will not be saved unless we save the branch. This feature allows us to test where something may have broken.</text:p>
      <text:p text:style-name="P1"><text:s text:c="4"/>This time we will not make a branch, but switch back to the main branch, then back again to show that the main HEAD has not changed.</text:p>
      <text:p text:style-name="P1"><text:soft-page-break/><text:s text:c="4"/>We did a commit to show that it has been written into the log, which will also vanish.</text:p>
      <text:p text:style-name="P1"><text:s text:c="4"/>After looking at the branches, we switch back to the main branch and display the commit logs, it can be seen that the commit that was previously run has vanished.</text:p>
      <text:p text:style-name="P1"><text:s text:c="4"/>The file has also reverted to the original state.</text:p>
      <text:p text:style-name="P1"/>
      <text:p text:style-name="P1"/>
      <text:p text:style-name="P1"/>
      <text:p text:style-name="P1">=====================================================================================================================</text:p>
      <text:p text:style-name="P1"/>
      <text:p text:style-name="P1"/>
      <text:p text:style-name="P1"/>
      <text:p text:style-name="P3"/>
      <text:p text:style-name="P3">Summary of Commands Used:</text:p>
      <table:table table:name="Table1" table:style-name="Table1">
        <table:table-column table:style-name="Table1.A"/>
        <table:table-column table:style-name="Table1.B"/>
        <table:table-row>
          <table:table-cell table:style-name="Table1.A1" office:value-type="string">
            <text:p text:style-name="P3">git pull</text:p>
          </table:table-cell>
          <table:table-cell table:style-name="Table1.B1" office:value-type="string">
            <text:p text:style-name="P3">Pull back updates with merge.</text:p>
          </table:table-cell>
        </table:table-row>
        <table:table-row>
          <table:table-cell table:style-name="Table1.A2" office:value-type="string">
            <text:p text:style-name="P3">git fetch</text:p>
          </table:table-cell>
          <table:table-cell table:style-name="Table1.B2" office:value-type="string">
            <text:p text:style-name="P3">fetch the updates but do not merge.</text:p>
          </table:table-cell>
        </table:table-row>
        <table:table-row>
          <table:table-cell table:style-name="Table1.A2" office:value-type="string">
            <text:p text:style-name="P3">git checkout <text:s/>[Repo]</text:p>
          </table:table-cell>
          <table:table-cell table:style-name="Table1.B2" office:value-type="string">
            <text:p text:style-name="P3">Switch to a branch.</text:p>
          </table:table-cell>
        </table:table-row>
        <table:table-row>
          <table:table-cell table:style-name="Table1.A2" office:value-type="string">
            <text:p text:style-name="P3">it checkout -b [New Branch] [Source Branch]</text:p>
          </table:table-cell>
          <table:table-cell table:style-name="Table1.B2" office:value-type="string">
            <text:p text:style-name="P3">Create a new branch from an existing branch.</text:p>
          </table:table-cell>
        </table:table-row>
        <table:table-row>
          <table:table-cell table:style-name="Table1.A2" office:value-type="string">
            <text:p text:style-name="P3">git push --set-upstream origin [Repo]</text:p>
          </table:table-cell>
          <table:table-cell table:style-name="Table1.B2" office:value-type="string">
            <text:p text:style-name="P3">Push the new branch to GITHub.</text:p>
          </table:table-cell>
        </table:table-row>
        <table:table-row>
          <table:table-cell table:style-name="Table1.A2" office:value-type="string">
            <text:p text:style-name="P3">git branch [name]</text:p>
          </table:table-cell>
          <table:table-cell table:style-name="Table1.B2" office:value-type="string">
            <text:p text:style-name="P3">Create a branch but do not switch.</text:p>
          </table:table-cell>
        </table:table-row>
        <table:table-row>
          <table:table-cell table:style-name="Table1.A2" office:value-type="string">
            <text:p text:style-name="P3">git branch -rv</text:p>
          </table:table-cell>
          <table:table-cell table:style-name="Table1.B2" office:value-type="string">
            <text:p text:style-name="P3">Show remote branches.</text:p>
          </table:table-cell>
        </table:table-row>
        <table:table-row>
          <table:table-cell table:style-name="Table1.A2" office:value-type="string">
            <text:p text:style-name="P4">git add [file(s)] </text:p>
          </table:table-cell>
          <table:table-cell table:style-name="Table1.B2" office:value-type="string">
            <text:p text:style-name="P4">Add file(s) to the local repository.</text:p>
          </table:table-cell>
        </table:table-row>
        <table:table-row>
          <table:table-cell table:style-name="Table1.A2" office:value-type="string">
            <text:p text:style-name="P4">git commit -m "A comment"</text:p>
          </table:table-cell>
          <table:table-cell table:style-name="Table1.B2" office:value-type="string">
            <text:p text:style-name="P4"><text:span text:style-name="T8">C</text:span>ommit the file into the local repository.</text:p>
          </table:table-cell>
        </table:table-row>
      </table:table>
      <text:p text:style-name="P3"/>
      <text:p text:style-name="P3"/>
      <text:p text:style-name="P28"/>
      <text:p text:style-name="P28"><text:s text:c="4"/>git commit -am "A comment" <text:s text:c="32"/>- Add and Commit the file into the local</text:p>
      <text:p text:style-name="P33"><text:s text:c="4"/>git branch -m Version_2.0 Version_2.1 <text:s text:c="17"/>- Rename a branch.</text:p>
      <text:p text:style-name="P33"><text:s text:c="4"/>git push origin :Version_2.0 Version_2.1 <text:s text:c="14"/>- Remove the old branch remotely.</text:p>
      <text:p text:style-name="P33"/>
      <text:p text:style-name="P33">git branch -m dev Development</text:p>
      <text:p text:style-name="P33">git push origin :dev Development</text:p>
      <text:p text:style-name="P33">git push origin -u Develop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3T16:34:44.206233666</meta:creation-date>
    <dc:date>2017-03-04T13:00:36.922026765</dc:date>
    <meta:editing-duration>PT1H4M57S</meta:editing-duration>
    <meta:editing-cycles>16</meta:editing-cycles>
    <meta:generator>LibreOffice/5.1.6.2$Linux_X86_64 LibreOffice_project/10m0$Build-2</meta:generator>
    <meta:document-statistic meta:table-count="1" meta:image-count="0" meta:object-count="0" meta:page-count="9" meta:paragraph-count="247" meta:word-count="1716" meta:character-count="11837" meta:non-whitespace-character-count="9856"/>
  </office:meta>
</office:document-meta>
</file>